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514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417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style:text-underline-style="solid" style:text-underline-width="auto" style:text-underline-color="font-color" fo:font-weight="bold" style:font-name-asian="DejaVu Sans" style:font-weight-asian="bold" style:font-name-complex="Lohit Hindi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6" table:number-columns-repeated="5" table:default-cell-style-name="ce2"/>
        <table:table-column table:style-name="co7" table:number-columns-repeated="1013" table:default-cell-style-name="ce2"/>
        <table:table-row table:style-name="ro1">
          <table:table-cell table:style-name="ce1" office:value-type="string" calcext:value-type="string">
            <text:p>Word #</text:p>
          </table:table-cell>
          <table:table-cell table:style-name="ce1" office:value-type="string" calcext:value-type="string">
            <text:p>Instruction</text:p>
          </table:table-cell>
          <table:table-cell table:style-name="ce4" office:value-type="string" calcext:value-type="string">
            <text:p>Semantics</text:p>
          </table:table-cell>
          <table:table-cell table:style-name="ce1" office:value-type="string" calcext:value-type="string">
            <text:p>Len.</text:p>
          </table:table-cell>
          <table:table-cell table:style-name="ce1" office:value-type="string" calcext:value-type="string">
            <text:p>Opcode</text:p>
          </table:table-cell>
          <table:table-cell table:style-name="ce5" office:value-type="string" calcext:value-type="string">
            <text:p>Issu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Result</text:p>
          </table:table-cell>
          <table:table-cell table:style-name="ce7" office:value-type="string" calcext:value-type="string">
            <text:p>Unit Ready</text:p>
          </table:table-cell>
          <table:table-cell table:style-name="ce1" office:value-type="string" calcext:value-type="string">
            <text:p>Fetch</text:p>
          </table:table-cell>
          <table:table-cell table:style-name="ce1" office:value-type="string" calcext:value-type="string">
            <text:p>Store</text:p>
          </table:table-cell>
          <table:table-cell table:style-name="ce1" table:number-columns-repeated="1013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1=a1+k</text:p>
          </table:table-cell>
          <table:table-cell table:style-name="ce3" office:value-type="string" calcext:value-type="string">
            <text:p>Fetch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b0=x1+k</text:p>
          </table:table-cell>
          <table:table-cell table:style-name="ce3" office:value-type="string" calcext:value-type="string">
            <text:p>MOV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1=a1+k</text:p>
          </table:table-cell>
          <table:table-cell table:style-name="ce3" office:value-type="string" calcext:value-type="string">
            <text:p>Fetch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b1=x2+k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a1=a1+k</text:p>
          </table:table-cell>
          <table:table-cell table:style-name="ce3" office:value-type="string" calcext:value-type="string">
            <text:p>Fetch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b2=x2+k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a1=a1+k</text:p>
          </table:table-cell>
          <table:table-cell table:style-name="ce3" office:value-type="string" calcext:value-type="string">
            <text:p>Fetch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b3=x2+k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a1=a2+k</text:p>
          </table:table-cell>
          <table:table-cell table:style-name="ce3" office:value-type="string" calcext:value-type="string">
            <text:p>Fetch &amp;(X[0] - 1)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a7=a7+k</text:p>
          </table:table-cell>
          <table:table-cell table:style-name="ce3" office:value-type="string" calcext:value-type="string">
            <text:p>Init &amp;(Y[0]) - 1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a1=a1+k</text:p>
          </table:table-cell>
          <table:table-cell table:style-name="ce3"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x0=x1*x1</text:p>
          </table:table-cell>
          <table:table-cell table:style-name="ce3"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2=b1+k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3=x0*x2</text:p>
          </table:table-cell>
          <table:table-cell table:style-name="ce3"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2=b2+k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4=x1*x2</text:p>
          </table:table-cell>
          <table:table-cell table:style-name="ce3"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3=x3+x4</text:p>
          </table:table-cell>
          <table:table-cell table:style-name="ce3"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2=b3+k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7=x2+x3</text:p>
          </table:table-cell>
          <table:table-cell table:style-name="ce3"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b0=b0+k</text:p>
          </table:table-cell>
          <table:table-cell table:style-name="ce3"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a7=a7+k</text:p>
          </table:table-cell>
          <table:table-cell table:style-name="ce3"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b0=b7?k</text:p>
          </table:table-cell>
          <table:table-cell table:style-name="ce3"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a1=a1+k</text:p>
          </table:table-cell>
          <table:table-cell table:style-name="ce3"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x0=x1*x1</text:p>
          </table:table-cell>
          <table:table-cell table:style-name="ce3"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2=b1+k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3=x0*x2</text:p>
          </table:table-cell>
          <table:table-cell table:style-name="ce3"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2=b2+k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4=x1*x2</text:p>
          </table:table-cell>
          <table:table-cell table:style-name="ce3"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3=x3+x4</text:p>
          </table:table-cell>
          <table:table-cell table:style-name="ce3"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2=b3+k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7=x2+x3</text:p>
          </table:table-cell>
          <table:table-cell table:style-name="ce3"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b0=b0+k</text:p>
          </table:table-cell>
          <table:table-cell table:style-name="ce3"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a7=a7+k</text:p>
          </table:table-cell>
          <table:table-cell table:style-name="ce3"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b0=b7?k</text:p>
          </table:table-cell>
          <table:table-cell table:style-name="ce3"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a1=a1+k</text:p>
          </table:table-cell>
          <table:table-cell table:style-name="ce3"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x0=x1*x1</text:p>
          </table:table-cell>
          <table:table-cell table:style-name="ce3"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2=b1+k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3=x0*x2</text:p>
          </table:table-cell>
          <table:table-cell table:style-name="ce3"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2=b2+k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4=x1*x2</text:p>
          </table:table-cell>
          <table:table-cell table:style-name="ce3"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3=x3+x4</text:p>
          </table:table-cell>
          <table:table-cell table:style-name="ce3"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24" calcext:value-type="float">
            <text:p>124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2=b3+k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7=x2+x3</text:p>
          </table:table-cell>
          <table:table-cell table:style-name="ce3"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office:value-type="float" office:value="128" calcext:value-type="float">
            <text:p>128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b0=b0+k</text:p>
          </table:table-cell>
          <table:table-cell table:style-name="ce3"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a7=a7+k</text:p>
          </table:table-cell>
          <table:table-cell table:style-name="ce3"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b0=b7?k</text:p>
          </table:table-cell>
          <table:table-cell table:style-name="ce3"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a1=a1+k</text:p>
          </table:table-cell>
          <table:table-cell table:style-name="ce3"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146" calcext:value-type="float">
            <text:p>146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x0=x1*x1</text:p>
          </table:table-cell>
          <table:table-cell table:style-name="ce3"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142" calcext:value-type="float">
            <text:p>142</text:p>
          </table:table-cell>
          <table:table-cell office:value-type="float" office:value="146" calcext:value-type="float">
            <text:p>146</text:p>
          </table:table-cell>
          <table:table-cell office:value-type="float" office:value="151" calcext:value-type="float">
            <text:p>151</text:p>
          </table:table-cell>
          <table:table-cell office:value-type="float" office:value="148" calcext:value-type="float">
            <text:p>148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2=b1+k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3=x0*x2</text:p>
          </table:table-cell>
          <table:table-cell table:style-name="ce3"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53" calcext:value-type="float">
            <text:p>153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2=b2+k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4=x1*x2</text:p>
          </table:table-cell>
          <table:table-cell table:style-name="ce3"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float" office:value="159" calcext:value-type="float">
            <text:p>159</text:p>
          </table:table-cell>
          <table:table-cell office:value-type="float" office:value="156" calcext:value-type="float">
            <text:p>156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3=x3+x4</text:p>
          </table:table-cell>
          <table:table-cell table:style-name="ce3"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office:value-type="float" office:value="159" calcext:value-type="float">
            <text:p>159</text:p>
          </table:table-cell>
          <table:table-cell office:value-type="float" office:value="163" calcext:value-type="float">
            <text:p>163</text:p>
          </table:table-cell>
          <table:table-cell office:value-type="float" office:value="160" calcext:value-type="float">
            <text:p>160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2=b3+k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7=x2+x3</text:p>
          </table:table-cell>
          <table:table-cell table:style-name="ce3"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160" calcext:value-type="float">
            <text:p>160</text:p>
          </table:table-cell>
          <table:table-cell office:value-type="float" office:value="163" calcext:value-type="float">
            <text:p>163</text:p>
          </table:table-cell>
          <table:table-cell office:value-type="float" office:value="167" calcext:value-type="float">
            <text:p>167</text:p>
          </table:table-cell>
          <table:table-cell office:value-type="float" office:value="164" calcext:value-type="float">
            <text:p>164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b0=b0+k</text:p>
          </table:table-cell>
          <table:table-cell table:style-name="ce3"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a7=a7+k</text:p>
          </table:table-cell>
          <table:table-cell table:style-name="ce3"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73" calcext:value-type="float">
            <text:p>173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b0=b7?k</text:p>
          </table:table-cell>
          <table:table-cell table:style-name="ce3"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a1=a1+k</text:p>
          </table:table-cell>
          <table:table-cell table:style-name="ce3"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  <table:table-cell office:value-type="float" office:value="177" calcext:value-type="float">
            <text:p>177</text:p>
          </table:table-cell>
          <table:table-cell office:value-type="float" office:value="182" calcext:value-type="float">
            <text:p>182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x0=x1*x1</text:p>
          </table:table-cell>
          <table:table-cell table:style-name="ce3"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7" calcext:value-type="float">
            <text:p>187</text:p>
          </table:table-cell>
          <table:table-cell office:value-type="float" office:value="184" calcext:value-type="float">
            <text:p>184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2=b1+k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3=x0*x2</text:p>
          </table:table-cell>
          <table:table-cell table:style-name="ce3"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92" calcext:value-type="float">
            <text:p>192</text:p>
          </table:table-cell>
          <table:table-cell office:value-type="float" office:value="189" calcext:value-type="float">
            <text:p>189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2=b2+k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4=x1*x2</text:p>
          </table:table-cell>
          <table:table-cell table:style-name="ce3"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95" calcext:value-type="float">
            <text:p>195</text:p>
          </table:table-cell>
          <table:table-cell office:value-type="float" office:value="192" calcext:value-type="float">
            <text:p>192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3=x3+x4</text:p>
          </table:table-cell>
          <table:table-cell table:style-name="ce3"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196" calcext:value-type="float">
            <text:p>196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2=b3+k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7=x2+x3</text:p>
          </table:table-cell>
          <table:table-cell table:style-name="ce3"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196" calcext:value-type="float">
            <text:p>196</text:p>
          </table:table-cell>
          <table:table-cell office:value-type="float" office:value="199" calcext:value-type="float">
            <text:p>199</text:p>
          </table:table-cell>
          <table:table-cell office:value-type="float" office:value="203" calcext:value-type="float">
            <text:p>203</text:p>
          </table:table-cell>
          <table:table-cell office:value-type="float" office:value="200" calcext:value-type="float">
            <text:p>200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b0=b0+k</text:p>
          </table:table-cell>
          <table:table-cell table:style-name="ce3"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2" calcext:value-type="float">
            <text:p>202</text:p>
          </table:table-cell>
          <table:table-cell office:value-type="float" office:value="201" calcext:value-type="float">
            <text:p>201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a7=a7+k</text:p>
          </table:table-cell>
          <table:table-cell table:style-name="ce3"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b0=b7?k</text:p>
          </table:table-cell>
          <table:table-cell table:style-name="ce3"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208" calcext:value-type="float">
            <text:p>208</text:p>
          </table:table-cell>
          <table:table-cell office:value-type="float" office:value="207" calcext:value-type="float">
            <text:p>207</text:p>
          </table:table-cell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1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01T20:31:21.310593613</dc:date>
    <dc:creator>David Zemon</dc:creator>
    <meta:generator>LibreOffice/4.1.2.3$Linux_X86_64 LibreOffice_project/410m0$Build-3</meta:generator>
    <meta:editing-duration>PT35S</meta:editing-duration>
    <meta:editing-cycles>7</meta:editing-cycles>
    <meta:document-statistic meta:table-count="1" meta:cell-count="657" meta:object-count="0"/>
  </office:meta>
</office:document-meta>
</file>